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2209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1.505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0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shapes>
          <draw:frame draw:z-index="0" draw:name="Test Name" draw:style-name="gr1" draw:text-style-name="P1" svg:width="3.9528in" svg:height="3.415in" svg:x="0in" svg:y="2.3906in">
            <draw:object draw:notify-on-update-of-ranges="datasets.B3:datasets.B12 datasets.B2:datasets.B2 datasets.C3:datasets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TEst Titel</svg:title>
          </draw:frame>
          <draw:frame draw:z-index="1" draw:style-name="gr1" draw:text-style-name="P1" svg:width="6.2988in" svg:height="3.5429in" svg:x="4.0488in" svg:y="2.3319in">
            <draw:object draw:notify-on-update-of-ranges="datasets.B3:datasets.B12 datasets.D2:datasets.D2 datasets.D3:datasets.D12 datasets.B3:datasets.B12 datasets.E2:datasets.E2 datasets.E3:datasets.E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1016" table:default-cell-style-name="Default"/>
        <table:table-row table:style-name="ro1">
          <table:table-cell table:style-name="ce4" office:value-type="string" calcext:value-type="string" table:number-columns-spanned="1" table:number-rows-spanned="2">
            <text:p># of files</text:p>
          </table:table-cell>
          <table:table-cell table:style-name="ce4" office:value-type="string" calcext:value-type="string" table:number-columns-spanned="1" table:number-rows-spanned="2">
            <text:p># of datasets</text:p>
          </table:table-cell>
          <table:table-cell table:style-name="ce6" office:value-type="string" calcext:value-type="string" table:number-columns-spanned="3" table:number-rows-spanned="1">
            <text:p>in seconds</text:p>
          </table:table-cell>
          <table:covered-table-cell table:number-columns-repeated="2" table:style-name="ce6"/>
          <table:table-cell table:style-name="ce10"/>
          <table:table-cell table:style-name="ce15" office:value-type="string" calcext:value-type="string" table:number-columns-spanned="2" table:number-rows-spanned="2">
            <text:p>Used parameters</text:p>
          </table:table-cell>
          <table:covered-table-cell table:style-name="ce18"/>
          <table:table-cell table:style-name="ce10" table:number-columns-repeated="1016"/>
        </table:table-row>
        <table:table-row table:style-name="ro2">
          <table:covered-table-cell table:number-columns-repeated="2" table:style-name="ce4"/>
          <table:table-cell table:style-name="ce7" office:value-type="string" calcext:value-type="string">
            <text:p>offline</text:p>
          </table:table-cell>
          <table:table-cell table:style-name="ce7" office:value-type="string" calcext:value-type="string">
            <text:p>Haar-Tree data</text:p>
          </table:table-cell>
          <table:table-cell table:style-name="ce7" office:value-type="string" calcext:value-type="string">
            <text:p>reconstructed data</text:p>
          </table:table-cell>
          <table:table-cell table:style-name="ce10"/>
          <table:covered-table-cell table:style-name="ce15"/>
          <table:covered-table-cell table:style-name="ce18"/>
          <table:table-cell table:style-name="ce10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0.074446" calcext:value-type="float">
            <text:p>0.074446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011323" calcext:value-type="float">
            <text:p>0.011323</text:p>
          </table:table-cell>
          <table:table-cell/>
          <table:table-cell table:style-name="ce3" office:value-type="string" calcext:value-type="string">
            <text:p>Metrik</text:p>
          </table:table-cell>
          <table:table-cell table:style-name="ce3" office:value-type="string" calcext:value-type="string">
            <text:p>Euclidean 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0" calcext:value-type="float">
            <text:p>860</text:p>
          </table:table-cell>
          <table:table-cell office:value-type="float" office:value="0.349962" calcext:value-type="float">
            <text:p>0.349962</text:p>
          </table:table-cell>
          <table:table-cell office:value-type="float" office:value="0.010659" calcext:value-type="float">
            <text:p>0.010659</text:p>
          </table:table-cell>
          <table:table-cell office:value-type="float" office:value="0.047613" calcext:value-type="float">
            <text:p>0.047613</text:p>
          </table:table-cell>
          <table:table-cell/>
          <table:table-cell table:style-name="ce1" office:value-type="string" calcext:value-type="string">
            <text:p># of level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float" office:value="0.722362" calcext:value-type="float">
            <text:p>0.722362</text:p>
          </table:table-cell>
          <table:table-cell office:value-type="float" office:value="0.021293" calcext:value-type="float">
            <text:p>0.021293</text:p>
          </table:table-cell>
          <table:table-cell office:value-type="float" office:value="0.097902" calcext:value-type="float">
            <text:p>0.097902</text:p>
          </table:table-cell>
          <table:table-cell/>
          <table:table-cell table:style-name="ce1" office:value-type="string" calcext:value-type="string">
            <text:p>k 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32" calcext:value-type="float">
            <text:p>3432</text:p>
          </table:table-cell>
          <table:table-cell office:value-type="float" office:value="1.376934" calcext:value-type="float">
            <text:p>1.376934</text:p>
          </table:table-cell>
          <table:table-cell office:value-type="float" office:value="0.043558" calcext:value-type="float">
            <text:p>0.043558</text:p>
          </table:table-cell>
          <table:table-cell office:value-type="float" office:value="0.177945" calcext:value-type="float">
            <text:p>0.177945</text:p>
          </table:table-cell>
          <table:table-cell/>
          <table:table-cell table:style-name="ce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443" calcext:value-type="float">
            <text:p>8443</text:p>
          </table:table-cell>
          <table:table-cell office:value-type="float" office:value="3.387922" calcext:value-type="float">
            <text:p>3.387922</text:p>
          </table:table-cell>
          <table:table-cell office:value-type="float" office:value="0.115501" calcext:value-type="float">
            <text:p>0.115501</text:p>
          </table:table-cell>
          <table:table-cell office:value-type="float" office:value="0.476297" calcext:value-type="float">
            <text:p>0.476297</text:p>
          </table:table-cell>
          <table:table-cell/>
          <table:table-cell table:style-name="ce1" office:value-type="string" calcext:value-type="string">
            <text:p>sb</text:p>
          </table:table-cell>
          <table:table-cell office:value-type="string" calcext:value-type="string">
            <text:p>input vector length / 2</text:p>
          </table:table-cell>
          <table:table-cell table:number-columns-repeated="101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85" calcext:value-type="float">
            <text:p>12885</text:p>
          </table:table-cell>
          <table:table-cell office:value-type="float" office:value="5.286618" calcext:value-type="float">
            <text:p>5.286618</text:p>
          </table:table-cell>
          <table:table-cell office:value-type="float" office:value="0.161838" calcext:value-type="float">
            <text:p>0.161838</text:p>
          </table:table-cell>
          <table:table-cell office:value-type="float" office:value="0.762156" calcext:value-type="float">
            <text:p>0.762156</text:p>
          </table:table-cell>
          <table:table-cell/>
          <table:table-cell table:style-name="ce2" office:value-type="string" calcext:value-type="string">
            <text:p>values in each dataset</text:p>
          </table:table-cell>
          <table:table-cell office:value-type="float" office:value="1040" calcext:value-type="float">
            <text:p>1040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921" calcext:value-type="float">
            <text:p>16921</text:p>
          </table:table-cell>
          <table:table-cell office:value-type="float" office:value="7.232091" calcext:value-type="float">
            <text:p>7.232091</text:p>
          </table:table-cell>
          <table:table-cell office:value-type="float" office:value="0.221048" calcext:value-type="float">
            <text:p>0.221048</text:p>
          </table:table-cell>
          <table:table-cell office:value-type="float" office:value="0.996263" calcext:value-type="float">
            <text:p>0.99626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730" calcext:value-type="float">
            <text:p>18730</text:p>
          </table:table-cell>
          <table:table-cell office:value-type="float" office:value="7.784719" calcext:value-type="float">
            <text:p>7.784719</text:p>
          </table:table-cell>
          <table:table-cell office:value-type="float" office:value="0.280166" calcext:value-type="float">
            <text:p>0.280166</text:p>
          </table:table-cell>
          <table:table-cell office:value-type="float" office:value="1.114381" calcext:value-type="float">
            <text:p>1.11438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0180" calcext:value-type="float">
            <text:p>20180</text:p>
          </table:table-cell>
          <table:table-cell office:value-type="float" office:value="8.657276" calcext:value-type="float">
            <text:p>8.657276</text:p>
          </table:table-cell>
          <table:table-cell office:value-type="float" office:value="0.307142" calcext:value-type="float">
            <text:p>0.307142</text:p>
          </table:table-cell>
          <table:table-cell office:value-type="float" office:value="1.156844" calcext:value-type="float">
            <text:p>1.15684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9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</table:table>
      <table:table table:name="values per dataset" table:style-name="ta1">
        <table:shapes>
          <draw:frame draw:z-index="0" draw:style-name="gr1" draw:text-style-name="P1" svg:width="5.5157in" svg:height="3.1024in" svg:x="0in" svg:y="1.9429in">
            <draw:object draw:notify-on-update-of-ranges="'values per dataset'.A3:'values per dataset'.A8 'values per dataset'.B3:'values per dataset'.B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5.139in" svg:height="2.8906in" svg:x="5.7299in" svg:y="1.9484in">
            <draw:object draw:notify-on-update-of-ranges="'values per dataset'.A3:'values per dataset'.A8 'values per dataset'.C2:'values per dataset'.C2 'values per dataset'.C3:'values per dataset'.C8 'values per dataset'.A3:'values per dataset'.A8 'values per dataset'.D2:'values per dataset'.D2 'values per dataset'.D3:'values per dataset'.D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Default"/>
        <table:table-column table:style-name="co5" table:default-cell-style-name="ce1"/>
        <table:table-column table:style-name="co4" table:default-cell-style-name="ce1"/>
        <table:table-row table:style-name="ro1">
          <table:table-cell table:style-name="ce6" office:value-type="string" calcext:value-type="string" table:number-columns-spanned="1" table:number-rows-spanned="2">
            <text:p>legth of datasets</text:p>
          </table:table-cell>
          <table:table-cell table:style-name="ce6" office:value-type="string" calcext:value-type="string" table:number-columns-spanned="3" table:number-rows-spanned="1">
            <text:p>in seconds</text:p>
          </table:table-cell>
          <table:covered-table-cell table:number-columns-repeated="2" table:style-name="ce6"/>
          <table:table-cell/>
          <table:table-cell table:style-name="ce15" office:value-type="string" calcext:value-type="string" table:number-columns-spanned="2" table:number-rows-spanned="2">
            <text:p>Used parameters</text:p>
          </table:table-cell>
          <table:covered-table-cell table:style-name="ce18"/>
        </table:table-row>
        <table:table-row table:style-name="ro2">
          <table:covered-table-cell table:style-name="ce6"/>
          <table:table-cell table:style-name="ce6" office:value-type="string" calcext:value-type="string">
            <text:p>offline</text:p>
          </table:table-cell>
          <table:table-cell table:style-name="ce6" office:value-type="string" calcext:value-type="string">
            <text:p>Haar-Tree data</text:p>
          </table:table-cell>
          <table:table-cell table:style-name="ce6" office:value-type="string" calcext:value-type="string">
            <text:p>reconstructed data</text:p>
          </table:table-cell>
          <table:table-cell/>
          <table:covered-table-cell table:style-name="ce15"/>
          <table:covered-table-cell table:style-name="ce1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985605" calcext:value-type="float">
            <text:p>3.985605</text:p>
          </table:table-cell>
          <table:table-cell office:value-type="float" office:value="0.195" calcext:value-type="float">
            <text:p>0.195</text:p>
          </table:table-cell>
          <table:table-cell office:value-type="float" office:value="0.594095" calcext:value-type="float">
            <text:p>0.594095</text:p>
          </table:table-cell>
          <table:table-cell/>
          <table:table-cell table:style-name="ce4" office:value-type="string" calcext:value-type="string">
            <text:p>Metrik</text:p>
          </table:table-cell>
          <table:table-cell table:style-name="ce4" office:value-type="string" calcext:value-type="string">
            <text:p>Euclidean </text:p>
          </table:table-cell>
        </table:table-row>
        <table:table-row table:style-name="ro1">
          <table:table-cell table:style-name="ce19" office:value-type="float" office:value="384" calcext:value-type="float">
            <text:p>384</text:p>
          </table:table-cell>
          <table:table-cell office:value-type="float" office:value="4.648773" calcext:value-type="float">
            <text:p>4.648773</text:p>
          </table:table-cell>
          <table:table-cell office:value-type="float" office:value="0.207371" calcext:value-type="float">
            <text:p>0.207371</text:p>
          </table:table-cell>
          <table:table-cell office:value-type="float" office:value="0.671128" calcext:value-type="float">
            <text:p>0.671128</text:p>
          </table:table-cell>
          <table:table-cell/>
          <table:table-cell office:value-type="string" calcext:value-type="string">
            <text:p>level(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850925" calcext:value-type="float">
            <text:p>5.850925</text:p>
          </table:table-cell>
          <table:table-cell office:value-type="float" office:value="0.215351" calcext:value-type="float">
            <text:p>0.215351</text:p>
          </table:table-cell>
          <table:table-cell office:value-type="float" office:value="0.84609" calcext:value-type="float">
            <text:p>0.84609</text:p>
          </table:table-cell>
          <table:table-cell/>
          <table:table-cell office:value-type="string" calcext:value-type="string">
            <text:p>k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340095" calcext:value-type="float">
            <text:p>6.340095</text:p>
          </table:table-cell>
          <table:table-cell office:value-type="float" office:value="0.210376" calcext:value-type="float">
            <text:p>0.210376</text:p>
          </table:table-cell>
          <table:table-cell office:value-type="float" office:value="0.876384" calcext:value-type="float">
            <text:p>0.87638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.29119" calcext:value-type="float">
            <text:p>8.29119</text:p>
          </table:table-cell>
          <table:table-cell office:value-type="float" office:value="0.222657" calcext:value-type="float">
            <text:p>0.222657</text:p>
          </table:table-cell>
          <table:table-cell office:value-type="float" office:value="1.036724" calcext:value-type="float">
            <text:p>1.036724</text:p>
          </table:table-cell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input vector length / 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8.809757" calcext:value-type="float">
            <text:p>8.809757</text:p>
          </table:table-cell>
          <table:table-cell office:value-type="float" office:value="0.244435" calcext:value-type="float">
            <text:p>0.244435</text:p>
          </table:table-cell>
          <table:table-cell office:value-type="float" office:value="1.108473" calcext:value-type="float">
            <text:p>1.108473</text:p>
          </table:table-cell>
          <table:table-cell/>
          <table:table-cell office:value-type="string" calcext:value-type="string">
            <text:p># of file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# of datasets</text:p>
          </table:table-cell>
          <table:table-cell office:value-type="float" office:value="16921" calcext:value-type="float">
            <text:p>16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0:40:42.487545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5:01:07.236402932</meta:creation-date>
    <dc:date>2024-07-08T10:50:23.455195290</dc:date>
    <meta:editing-duration>PT4H12M55S</meta:editing-duration>
    <meta:editing-cycles>24</meta:editing-cycles>
    <meta:generator>LibreOffice/6.4.7.2$Linux_X86_64 LibreOffice_project/40$Build-2</meta:generator>
    <meta:document-statistic meta:table-count="2" meta:cell-count="108" meta:object-count="4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41cm" svg:height="8.675cm" xlink:href=".." xlink:type="simple" chart:class="chart:scatter" chart:style-name="ch1">
        <chart:plot-area chart:style-name="ch2" table:cell-range-address="datasets.B2:datasets.B12 datasets.C3:datasets.C12" chart:data-source-has-labels="row" svg:x="1.266cm" svg:y="0.728cm" svg:width="7.261cm" svg:height="7.288cm">
          <chartooo:coordinate-region svg:x="1.887cm" svg:y="0.927cm" svg:width="6.175cm" svg:height="6.442cm"/>
          <chart:axis chart:dimension="x" chart:name="primary-x" chart:style-name="ch3">
            <chart:title svg:x="4.23cm" svg:y="8.115cm" chart:style-name="ch4">
              <text:p>datasets</text:p>
            </chart:title>
          </chart:axis>
          <chart:axis chart:dimension="y" chart:name="primary-y" chart:style-name="ch3">
            <chart:title svg:x="0.506cm" svg:y="5.488cm" chart:style-name="ch5">
              <text:p>time (seconds)</text:p>
            </chart:title>
            <chart:grid chart:style-name="ch6" chart:class="major"/>
          </chart:axis>
          <chart:series chart:style-name="ch7" chart:values-cell-range-address="datasets.C3:datasets.C12" chart:label-cell-address="datasets.B2:datasets.B2" chart:class="chart:scatter">
            <chart:domain table:cell-range-address="datasets.B3:datasets.B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datasets.B2:dataset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4">
                <text:p>174</text:p>
                <draw:g>
                  <svg:desc>datasets.B3:datasets.B12</svg:desc>
                </draw:g>
              </table:table-cell>
              <table:table-cell office:value-type="float" office:value="0.074446">
                <text:p>0.074446</text:p>
                <draw:g>
                  <svg:desc>datasets.C3:datasets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0">
                <text:p>860</text:p>
              </table:table-cell>
              <table:table-cell office:value-type="float" office:value="0.349962">
                <text:p>0.349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6">
                <text:p>1766</text:p>
              </table:table-cell>
              <table:table-cell office:value-type="float" office:value="0.722362">
                <text:p>0.722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32">
                <text:p>3432</text:p>
              </table:table-cell>
              <table:table-cell office:value-type="float" office:value="1.376934">
                <text:p>1.376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3">
                <text:p>8443</text:p>
              </table:table-cell>
              <table:table-cell office:value-type="float" office:value="3.387922">
                <text:p>3.387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5">
                <text:p>12885</text:p>
              </table:table-cell>
              <table:table-cell office:value-type="float" office:value="5.286618">
                <text:p>5.286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21">
                <text:p>16921</text:p>
              </table:table-cell>
              <table:table-cell office:value-type="float" office:value="7.232091">
                <text:p>7.2320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30">
                <text:p>18730</text:p>
              </table:table-cell>
              <table:table-cell office:value-type="float" office:value="7.784719">
                <text:p>7.784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80">
                <text:p>20180</text:p>
              </table:table-cell>
              <table:table-cell office:value-type="float" office:value="8.657276">
                <text:p>8.657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952cm" style:legend-expansion="high" chart:style-name="ch2"/>
        <chart:plot-area chart:style-name="ch3" table:cell-range-address="datasets.B3:datasets.B12 datasets.D2:datasets.E12" chart:data-source-has-labels="row" svg:x="1.331cm" svg:y="0.18cm" svg:width="10.147cm" svg:height="7.659cm">
          <chartooo:coordinate-region svg:x="2.058cm" svg:y="0.38cm" svg:width="8.955cm" svg:height="6.812cm"/>
          <chart:axis chart:dimension="x" chart:name="primary-x" chart:style-name="ch4">
            <chart:title svg:x="5.738cm" svg:y="8.019cm" chart:style-name="ch5">
              <text:p>datasets</text:p>
            </chart:title>
          </chart:axis>
          <chart:axis chart:dimension="y" chart:name="primary-y" chart:style-name="ch4">
            <chart:title svg:x="0.451cm" svg:y="5.125cm" chart:style-name="ch6">
              <text:p>time (seconds)</text:p>
            </chart:title>
            <chart:grid chart:style-name="ch7" chart:class="major"/>
          </chart:axis>
          <chart:series chart:style-name="ch8" chart:values-cell-range-address="datasets.D3:datasets.D12" chart:label-cell-address="datasets.D2:datasets.D2" chart:class="chart:scatter">
            <chart:domain table:cell-range-address="datasets.B3:datasets.B12"/>
            <chart:data-point chart:repeated="10"/>
          </chart:series>
          <chart:series chart:style-name="ch9" chart:values-cell-range-address="datasets.E3:datasets.E12" chart:label-cell-address="datasets.E2:datasets.E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ar-Tree data</text:p>
                <draw:g>
                  <svg:desc>datasets.D2:datasets.D2</svg:desc>
                </draw:g>
              </table:table-cell>
              <table:table-cell office:value-type="string">
                <text:p>reconstructed data</text:p>
                <draw:g>
                  <svg:desc>datasets.E2:dataset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4">
                <text:p>174</text:p>
                <draw:g>
                  <svg:desc>datasets.B3:datasets.B12</svg:desc>
                </draw:g>
              </table:table-cell>
              <table:table-cell office:value-type="float" office:value="0.002494">
                <text:p>0.002494</text:p>
                <draw:g>
                  <svg:desc>datasets.D3:datasets.D12</svg:desc>
                </draw:g>
              </table:table-cell>
              <table:table-cell office:value-type="float" office:value="0.011323">
                <text:p>0.011323</text:p>
                <draw:g>
                  <svg:desc>datasets.E3:datasets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0">
                <text:p>860</text:p>
              </table:table-cell>
              <table:table-cell office:value-type="float" office:value="0.010659">
                <text:p>0.010659</text:p>
              </table:table-cell>
              <table:table-cell office:value-type="float" office:value="0.047613">
                <text:p>0.047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6">
                <text:p>1766</text:p>
              </table:table-cell>
              <table:table-cell office:value-type="float" office:value="0.021293">
                <text:p>0.021293</text:p>
              </table:table-cell>
              <table:table-cell office:value-type="float" office:value="0.097902">
                <text:p>0.097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32">
                <text:p>3432</text:p>
              </table:table-cell>
              <table:table-cell office:value-type="float" office:value="0.043558">
                <text:p>0.043558</text:p>
              </table:table-cell>
              <table:table-cell office:value-type="float" office:value="0.177945">
                <text:p>0.177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3">
                <text:p>8443</text:p>
              </table:table-cell>
              <table:table-cell office:value-type="float" office:value="0.115501">
                <text:p>0.115501</text:p>
              </table:table-cell>
              <table:table-cell office:value-type="float" office:value="0.476297">
                <text:p>0.476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5">
                <text:p>12885</text:p>
              </table:table-cell>
              <table:table-cell office:value-type="float" office:value="0.161838">
                <text:p>0.161838</text:p>
              </table:table-cell>
              <table:table-cell office:value-type="float" office:value="0.762156">
                <text:p>0.762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21">
                <text:p>16921</text:p>
              </table:table-cell>
              <table:table-cell office:value-type="float" office:value="0.221048">
                <text:p>0.221048</text:p>
              </table:table-cell>
              <table:table-cell office:value-type="float" office:value="0.996263">
                <text:p>0.99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30">
                <text:p>18730</text:p>
              </table:table-cell>
              <table:table-cell office:value-type="float" office:value="0.280166">
                <text:p>0.280166</text:p>
              </table:table-cell>
              <table:table-cell office:value-type="float" office:value="1.114381">
                <text:p>1.114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80">
                <text:p>20180</text:p>
              </table:table-cell>
              <table:table-cell office:value-type="float" office:value="0.307142">
                <text:p>0.307142</text:p>
              </table:table-cell>
              <table:table-cell office:value-type="float" office:value="1.156844">
                <text:p>1.156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11cm" svg:height="7.881cm" xlink:href=".." xlink:type="simple" chart:class="chart:scatter" chart:style-name="ch1">
        <chart:plot-area chart:style-name="ch2" table:cell-range-address="'values per dataset'.A3:'values per dataset'.B8" svg:x="1.291cm" svg:y="0.157cm" svg:width="12.44cm" svg:height="6.586cm">
          <chartooo:coordinate-region svg:x="1.727cm" svg:y="0.356cm" svg:width="11.447cm" svg:height="5.74cm"/>
          <chart:axis chart:dimension="x" chart:name="primary-x" chart:style-name="ch3">
            <chart:title svg:x="6.131cm" svg:y="6.9cm" chart:style-name="ch4">
              <text:p>values per dataset</text:p>
            </chart:title>
          </chart:axis>
          <chart:axis chart:dimension="y" chart:name="primary-y" chart:style-name="ch3">
            <chart:title svg:x="0.451cm" svg:y="4.566cm" chart:style-name="ch5">
              <text:p>time (seconds)</text:p>
            </chart:title>
            <chart:grid chart:style-name="ch6" chart:class="major"/>
          </chart:axis>
          <chart:series chart:style-name="ch7" chart:values-cell-range-address="'values per dataset'.B3:'values per dataset'.B8" chart:class="chart:scatter">
            <chart:domain table:cell-range-address="'values per dataset'.A3:'values per dataset'.A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">
                <text:p>192</text:p>
                <draw:g>
                  <svg:desc>'values per dataset'.A3:'values per dataset'.A8</svg:desc>
                </draw:g>
              </table:table-cell>
              <table:table-cell office:value-type="float" office:value="3.985605">
                <text:p>3.985605</text:p>
                <draw:g>
                  <svg:desc>'values per dataset'.B3:'values per dataset'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">
                <text:p>384</text:p>
              </table:table-cell>
              <table:table-cell office:value-type="float" office:value="4.648773">
                <text:p>4.648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">
                <text:p>576</text:p>
              </table:table-cell>
              <table:table-cell office:value-type="float" office:value="5.850925">
                <text:p>5.850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0">
                <text:p>960</text:p>
              </table:table-cell>
              <table:table-cell office:value-type="float" office:value="6.340095">
                <text:p>6.340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8.29119">
                <text:p>8.29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1">
                <text:p>1921</text:p>
              </table:table-cell>
              <table:table-cell office:value-type="float" office:value="8.809757">
                <text:p>8.8097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54cm" svg:height="7.343cm" xlink:href=".." xlink:type="simple" chart:class="chart:scatter" chart:style-name="ch1">
        <chart:legend chart:legend-position="end" svg:x="8.852cm" svg:y="3.123cm" style:legend-expansion="high" chart:style-name="ch2"/>
        <chart:plot-area chart:style-name="ch3" table:cell-range-address="'values per dataset'.A3:'values per dataset'.A8 'values per dataset'.C2:'values per dataset'.D8" chart:data-source-has-labels="row" svg:x="1.272cm" svg:y="0.146cm" svg:width="7.319cm" svg:height="6.07cm">
          <chartooo:coordinate-region svg:x="1.999cm" svg:y="0.346cm" svg:width="6.22cm" svg:height="5.223cm"/>
          <chart:axis chart:dimension="x" chart:name="primary-x" chart:style-name="ch4">
            <chart:title svg:x="3.551cm" svg:y="6.362cm" chart:style-name="ch5">
              <text:p>values per dataset</text:p>
            </chart:title>
          </chart:axis>
          <chart:axis chart:dimension="y" chart:name="primary-y" chart:style-name="ch4">
            <chart:title svg:x="0.451cm" svg:y="4.297cm" chart:style-name="ch6">
              <text:p>time (seconds)</text:p>
            </chart:title>
            <chart:grid chart:style-name="ch7" chart:class="major"/>
          </chart:axis>
          <chart:series chart:style-name="ch8" chart:values-cell-range-address="'values per dataset'.C3:'values per dataset'.C8" chart:label-cell-address="'values per dataset'.C2:'values per dataset'.C2" chart:class="chart:scatter">
            <chart:domain table:cell-range-address="'values per dataset'.A3:'values per dataset'.A8"/>
            <chart:data-point chart:repeated="6"/>
          </chart:series>
          <chart:series chart:style-name="ch9" chart:values-cell-range-address="'values per dataset'.D3:'values per dataset'.D8" chart:label-cell-address="'values per dataset'.D2:'values per dataset'.D2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aar-Tree data</text:p>
                <draw:g>
                  <svg:desc>'values per dataset'.C2:'values per dataset'.C2</svg:desc>
                </draw:g>
              </table:table-cell>
              <table:table-cell office:value-type="string">
                <text:p>reconstructed data</text:p>
                <draw:g>
                  <svg:desc>'values per dataset'.D2:'values per dataset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">
                <text:p>192</text:p>
                <draw:g>
                  <svg:desc>'values per dataset'.A3:'values per dataset'.A8</svg:desc>
                </draw:g>
              </table:table-cell>
              <table:table-cell office:value-type="float" office:value="0.195">
                <text:p>0.195</text:p>
                <draw:g>
                  <svg:desc>'values per dataset'.C3:'values per dataset'.C8</svg:desc>
                </draw:g>
              </table:table-cell>
              <table:table-cell office:value-type="float" office:value="0.594095">
                <text:p>0.594095</text:p>
                <draw:g>
                  <svg:desc>'values per dataset'.D3:'values per dataset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">
                <text:p>384</text:p>
              </table:table-cell>
              <table:table-cell office:value-type="float" office:value="0.207371">
                <text:p>0.207371</text:p>
              </table:table-cell>
              <table:table-cell office:value-type="float" office:value="0.671128">
                <text:p>0.671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">
                <text:p>576</text:p>
              </table:table-cell>
              <table:table-cell office:value-type="float" office:value="0.215351">
                <text:p>0.215351</text:p>
              </table:table-cell>
              <table:table-cell office:value-type="float" office:value="0.84609">
                <text:p>0.84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0">
                <text:p>960</text:p>
              </table:table-cell>
              <table:table-cell office:value-type="float" office:value="0.210376">
                <text:p>0.210376</text:p>
              </table:table-cell>
              <table:table-cell office:value-type="float" office:value="0.876384">
                <text:p>0.876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0.222657">
                <text:p>0.222657</text:p>
              </table:table-cell>
              <table:table-cell office:value-type="float" office:value="1.036724">
                <text:p>1.036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1">
                <text:p>1921</text:p>
              </table:table-cell>
              <table:table-cell office:value-type="float" office:value="0.244435">
                <text:p>0.244435</text:p>
              </table:table-cell>
              <table:table-cell office:value-type="float" office:value="1.108473">
                <text:p>1.1084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